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mes Seibel</text:p>
      <text:p text:style-name="Standard">CS411</text:p>
      <text:p text:style-name="Standard">11/8/2009</text:p>
      <text:p text:style-name="Standard"/>
      <text:p text:style-name="P1">Personal Status Report for 11/9/2009</text:p>
      <text:p text:style-name="P1"/>
      <text:p text:style-name="P2">This week I completed several tasks:</text:p>
      <text:p text:style-name="P2"/>
      <text:list xml:id="list43388132" text:style-name="L1">
        <text:list-item>
          <text:p text:style-name="P3">Attended group meetings and took the minutes for the meetings. I edited them and emailed them to the group</text:p>
        </text:list-item>
        <text:list-item>
          <text:p text:style-name="P3">Completed the status report</text:p>
        </text:list-item>
        <text:list-item>
          <text:p text:style-name="P3">Completed the initial schedule and prospective schedule, as well as an appendix with breakdown of the time allotted</text:p>
        </text:list-item>
        <text:list-item>
          <text:p text:style-name="P3">Compiled all the meeting logs into a single document</text:p>
        </text:list-item>
      </text:list>
      <text:p text:style-name="P2"/>
      <text:p text:style-name="P2">During this I also maintained communication with group members and was active in project discus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eaman </meta:initial-creator>
    <meta:creation-date>2009-11-08T23:26:59.67</meta:creation-date>
    <meta:document-statistic meta:table-count="0" meta:image-count="0" meta:object-count="0" meta:page-count="1" meta:paragraph-count="10" meta:word-count="84" meta:character-count="503"/>
    <dc:date>2009-11-08T23:31:05.15</dc:date>
    <dc:creator>areaman </dc:creator>
    <meta:editing-duration>PT00H04M06S</meta:editing-duration>
    <meta:editing-cycles>1</meta:editing-cycles>
    <meta:generator>OpenOffice.org/3.1$Win32 OpenOffice.org_project/310m19$Build-9420</meta:generator>
  </office:meta>
</office:document-meta>
</file>